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200000167C6495125.png" manifest:media-type="image/png"/>
  <manifest:file-entry manifest:full-path="Pictures/10000201000000580000001FED1EC38A.png" manifest:media-type="image/png"/>
  <manifest:file-entry manifest:full-path="Pictures/10000000000003C00000021CF5BF4A1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54cm, 0cm, 1.27cm)" draw:image-opacity="100%" style:mirror="none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cm" fo:min-width="0cm" fo:padding-top="0.176cm" fo:padding-bottom="0.176cm" fo:padding-left="0.301cm" fo:padding-right="0.301cm" fo:wrap-option="no-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679cm" svg:height="19.52cm" svg:x="0.014cm" svg:y="0.673cm">
          <draw:image xlink:href="Pictures/10000000000003C00000021CF5BF4A1E.jpg" xlink:type="simple" xlink:show="embed" xlink:actuate="onLoad">
            <text:p/>
          </draw:image>
        </draw:frame>
        <draw:custom-shape draw:style-name="gr2" draw:text-style-name="P1" draw:layer="layout" svg:width="18.669cm" svg:height="6.35cm" svg:x="5.715cm" svg:y="1.016cm">
          <text:p text:style-name="P1"><text:span text:style-name="T1">E` appena uscito </text:span></text:p>
          <text:p text:style-name="P1"><text:span text:style-name="T1">il bando che stavi aspettando.</text:span></text:p>
          <text:p text:style-name="P1"/>
          <text:p text:style-name="P1"><text:span text:style-name="T1">#melohadettoalbopop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502.5388323514 31235.14407179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draw:layer="layout" svg:width="3.103cm" svg:height="1.092cm" svg:x="26.234cm" svg:y="19.558cm">
          <draw:image xlink:href="Pictures/10000201000000580000001FED1EC38A.png" xlink:type="simple" xlink:show="embed" xlink:actuate="onLoad">
            <text:p/>
          </draw:image>
        </draw:frame>
        <draw:frame draw:style-name="gr3" draw:text-style-name="P1" draw:layer="layout" svg:width="2.54cm" svg:height="2.692cm" svg:x="27.051cm" svg:y="0.737cm">
          <draw:image xlink:href="Pictures/100002010000015200000167C649512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21:19:14.304759223</meta:creation-date>
    <dc:date>2016-05-31T22:18:27.613447207</dc:date>
    <meta:editing-duration>PT43M42S</meta:editing-duration>
    <meta:editing-cycles>2</meta:editing-cycles>
    <meta:generator>LibreOffice/4.2.8.2$Linux_X86_64 LibreOffice_project/420m0$Build-2</meta:generator>
    <meta:document-statistic meta:object-count="4"/>
  </office:meta>
</office:document-meta>
</file>